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4.092cm"/>
    </style:style>
    <style:style style:name="Tableau1.B" style:family="table-column">
      <style:table-column-properties style:column-width="7.408cm"/>
    </style:style>
    <style:style style:name="Tableau1.C" style:family="table-column">
      <style:table-column-properties style:column-width="2.187cm"/>
    </style:style>
    <style:style style:name="Tableau1.D" style:family="table-column">
      <style:table-column-properties style:column-width="4.022cm"/>
    </style:style>
    <style:style style:name="Tableau1.E" style:family="table-column">
      <style:table-column-properties style:column-width="8.008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28c0f" officeooo:paragraph-rsid="00028c0f"/>
    </style:style>
    <style:style style:name="P2" style:family="paragraph" style:parent-style-name="Table_20_Contents">
      <style:text-properties officeooo:rsid="00028c0f" officeooo:paragraph-rsid="0003d639"/>
    </style:style>
    <style:style style:name="P3" style:family="paragraph" style:parent-style-name="Table_20_Contents">
      <style:text-properties officeooo:rsid="00028c0f" officeooo:paragraph-rsid="000a7a7f"/>
    </style:style>
    <style:style style:name="P4" style:family="paragraph" style:parent-style-name="Table_20_Contents">
      <style:text-properties officeooo:rsid="00051c85" officeooo:paragraph-rsid="00051c85"/>
    </style:style>
    <style:style style:name="P5" style:family="paragraph" style:parent-style-name="Table_20_Contents">
      <style:text-properties officeooo:rsid="00051c85" officeooo:paragraph-rsid="00072c00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c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be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85" officeooo:paragraph-rsid="00051c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c85" officeooo:paragraph-rsid="00072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c00" officeooo:paragraph-rsid="00072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c00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c0f" officeooo:paragraph-rsid="000ba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c0f" officeooo:paragraph-rsid="000d1b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99c" officeooo:paragraph-rsid="000ec9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a5e" officeooo:paragraph-rsid="00115a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710" officeooo:paragraph-rsid="00129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191" officeooo:paragraph-rsid="0012c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7de" officeooo:paragraph-rsid="0012c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a0b7" officeooo:paragraph-rsid="0014a0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e0a" officeooo:paragraph-rsid="0014be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officeooo:rsid="000ba463" officeooo:paragraph-rsid="000ba463"/>
    </style:style>
    <style:style style:name="P24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officeooo:rsid="0003d639"/>
    </style:style>
    <style:style style:name="T2" style:family="text">
      <style:text-properties officeooo:rsid="00051c85"/>
    </style:style>
    <style:style style:name="T3" style:family="text">
      <style:text-properties fo:font-variant="normal" fo:text-transform="none" fo:color="#24292e" style:font-name="SFMono-Regular" fo:font-size="9pt" fo:letter-spacing="normal"/>
    </style:style>
    <style:style style:name="T4" style:family="text">
      <style:text-properties fo:font-variant="normal" fo:text-transform="none" fo:color="#24292e" style:font-name="SFMono-Regular" fo:letter-spacing="normal"/>
    </style:style>
    <style:style style:name="T5" style:family="text">
      <style:text-properties fo:font-variant="normal" fo:text-transform="none" fo:color="#24292e" fo:letter-spacing="normal"/>
    </style:style>
    <style:style style:name="T6" style:family="text">
      <style:text-properties fo:font-variant="normal" fo:text-transform="none" fo:color="#24292e" fo:letter-spacing="normal" fo:font-style="normal" fo:font-weight="normal"/>
    </style:style>
    <style:style style:name="T7" style:family="text">
      <style:text-properties fo:font-variant="normal" fo:text-transform="none" fo:color="#6f42c1" style:font-name="SFMono-Regular" fo:font-size="9pt" fo:letter-spacing="normal"/>
    </style:style>
    <style:style style:name="T8" style:family="text">
      <style:text-properties fo:font-variant="normal" fo:text-transform="none" fo:color="#6f42c1" style:font-name="SFMono-Regular" fo:letter-spacing="normal"/>
    </style:style>
    <style:style style:name="T9" style:family="text">
      <style:text-properties fo:font-variant="normal" fo:text-transform="none" fo:color="#6f42c1" fo:letter-spacing="normal" fo:font-style="normal" fo:font-weight="normal"/>
    </style:style>
    <style:style style:name="T10" style:family="text">
      <style:text-properties fo:font-variant="normal" fo:text-transform="none" fo:color="#d73a49" style:font-name="SFMono-Regular" fo:font-size="9pt" fo:letter-spacing="normal"/>
    </style:style>
    <style:style style:name="T11" style:family="text">
      <style:text-properties fo:font-variant="normal" fo:text-transform="none" fo:color="#005cc5" style:font-name="SFMono-Regular" fo:font-size="9pt" fo:letter-spacing="normal"/>
    </style:style>
    <style:style style:name="T12" style:family="text">
      <style:text-properties fo:color="#6f42c1"/>
    </style:style>
    <style:style style:name="T13" style:family="text">
      <style:text-properties fo:color="#6f42c1" officeooo:rsid="0003d639"/>
    </style:style>
    <style:style style:name="T14" style:family="text">
      <style:text-properties officeooo:rsid="000ba463"/>
    </style:style>
    <style:style style:name="T15" style:family="text">
      <style:text-properties officeooo:rsid="00104b74"/>
    </style:style>
    <style:style style:name="T16" style:family="text">
      <style:text-properties officeooo:rsid="0012c7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">Chemin vers fonction</text:p>
          </table:table-cell>
          <table:table-cell table:style-name="Tableau1.A1" office:value-type="string">
            <text:p text:style-name="P1">Nom fonction</text:p>
          </table:table-cell>
          <table:table-cell table:style-name="Tableau1.A1" office:value-type="string">
            <text:p text:style-name="P4">Paramètres</text:p>
          </table:table-cell>
          <table:table-cell table:style-name="Tableau1.A1" office:value-type="string">
            <text:p text:style-name="P10">Type valeur renvoyée</text:p>
          </table:table-cell>
          <table:table-cell table:style-name="Tableau1.E1" office:value-type="string">
            <text:p text:style-name="P1">Description fonction</text:p>
          </table:table-cell>
        </table:table-row>
        <table:table-row>
          <table:table-cell table:style-name="Tableau1.A2" office:value-type="string">
            <text:p text:style-name="P1"><text:span text:style-name="T2">uast/util/</text:span>callUtils.<text:span text:style-name="T2">kt</text:span></text:p>
          </table:table-cell>
          <table:table-cell table:style-name="Tableau1.A2" office:value-type="string">
            <text:p text:style-name="P1">UElement<text:span text:style-name="T12">.isConstructorCall</text:span>()</text:p>
          </table:table-cell>
          <table:table-cell table:style-name="Tableau1.A2" office:value-type="string">
            <text:p text:style-name="P4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">Vérifie si <text:span text:style-name="T14">le type d’appel à l’élément est de type </text:span>CONSTRUCTOR_CALL. <text:span text:style-name="T14">Renvoie False sinon</text:span></text:p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<text:span text:style-name="T1">E</text:span>lement<text:span text:style-name="T12">.isMethodCall</text:span>()</text:p>
          </table:table-cell>
          <table:table-cell table:style-name="Tableau1.A2" office:value-type="string">
            <text:p text:style-name="P4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3">Même principe qu’au-dessus mais avec METHOD_CALL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U<text:span text:style-name="T1">E</text:span>lement<text:span text:style-name="T12">.</text:span><text:span text:style-name="T13">isNewArray</text:span><text:span text:style-name="T1">()</text:span></text:p>
          </table:table-cell>
          <table:table-cell table:style-name="Tableau1.A2" office:value-type="string">
            <text:p text:style-name="P4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23">Renvoie true si le tableau de UElement appelant est true dans l’un des deux cas ci-dessous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Element.</text:span><text:span text:style-name="T9">isNewArrayWithDimensions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4">Vérifie si <text:span text:style-name="T14">le type d’appel à l’élément est de type NEW_ARRAY_WITH_DIMENSIONS</text:span>. <text:span text:style-name="T14">Renvoie False sinon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Element.</text:span><text:span text:style-name="T9">isNewArrayWithInitializer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4">Vérifie si <text:span text:style-name="T14">le type d’appel à l’élément est de type NEW_ARRAY_WITH_INITIALIZER</text:span>. <text:span text:style-name="T14">Renvoie False sinon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Element.</text:span><text:span text:style-name="T9">isArrayInitializer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5">Vérifie si <text:span text:style-name="T14">le type d’appel à l’élément est de type NESTED_ARRAY_INITIALIZER</text:span>. <text:span text:style-name="T14">Renvoie False sinon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Element.</text:span><text:span text:style-name="T9">isTypeCast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6">Vérifie si le type d’opération binaire typée <text:s/>demandée est <text:s/><text:span text:style-name="T15">un Cast. Le type étant</text:span> TypeCast (comme as ou as?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Element.</text:span><text:span text:style-name="T9">isInstanceCheck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6">Vérifie si le type d’opération binaire typée <text:s/>demandée est une instanciation. Le type étant <text:s/>InstanceCheck (comme is ou is?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Element.</text:span><text:span text:style-name="T9">isAssignment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0">Boolean</text:p>
          </table:table-cell>
          <table:table-cell table:style-name="Tableau1.E2" office:value-type="string">
            <text:p text:style-name="P17">Vérifie si l’opérateur d’une opération est une assignation ( = 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4"><text:span text:style-name="T6">UVariable.</text:span><text:span text:style-name="T9">isResourceVariable</text:span><text:span text:style-name="T6">()</text:span> </text:p>
          </table:table-cell>
          <table:table-cell table:style-name="Tableau1.A2" office:value-type="string">
            <text:p text:style-name="P5">Aucun</text:p>
          </table:table-cell>
          <table:table-cell table:style-name="Tableau1.A2" office:value-type="string">
            <text:p text:style-name="P11">Boolean</text:p>
          </table:table-cell>
          <table:table-cell table:style-name="Tableau1.E2" office:value-type="string">
            <text:p text:style-name="P18">Vérifie si la variable actuelle peut changer en cours de route. (le Try/Catch pouvant lever une erreur et ne pas valoriser cette variable.</text:p>
          </table:table-cell>
        </table:table-row>
        <text:soft-page-break/>
        <table:table-row>
          <table:table-cell table:style-name="Tableau1.A2" office:value-type="string">
            <text:p text:style-name="P19">uast/expressions/uastLiteralUtils</text:p>
          </table:table-cell>
          <table:table-cell table:style-name="Tableau1.A2" office:value-type="string">
            <text:p text:style-name="P6"><text:span text:style-name="T4">UElement.</text:span><text:span text:style-name="T8">isNullLiteral</text:span><text:span text:style-name="T4">()</text:span> </text:p>
          </table:table-cell>
          <table:table-cell table:style-name="Tableau1.A2" office:value-type="string">
            <text:p text:style-name="P19">Aucun</text:p>
          </table:table-cell>
          <table:table-cell table:style-name="Tableau1.A2" office:value-type="string">
            <text:p text:style-name="P19">Boolean</text:p>
          </table:table-cell>
          <table:table-cell table:style-name="Tableau1.E2" office:value-type="string">
            <text:p text:style-name="P6">Vérifie si l'élément[UElement] est un littéral nul.</text:p>
            <text:p text:style-name="P6"><text:s/>@retour vrai si le récepteur est un littéral nul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4">UElement.</text:span><text:span text:style-name="T8">isBooleanLiteral</text:span><text:span text:style-name="T4">()</text:span> </text:p>
          </table:table-cell>
          <table:table-cell table:style-name="Tableau1.A2" office:value-type="string">
            <text:p text:style-name="P19">Aucun</text:p>
          </table:table-cell>
          <table:table-cell table:style-name="Tableau1.A2" office:value-type="string">
            <text:p text:style-name="P19">Boolean</text:p>
          </table:table-cell>
          <table:table-cell table:style-name="Tableau1.E2" office:value-type="string">
            <text:p text:style-name="P6">Vérifie si l'élément[UElement] est un littéral booléen.</text:p>
            <text:p text:style-name="P6"><text:s/>@retour vrai si le récepteur est un littéral booléen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4">UElement.</text:span><text:span text:style-name="T8">isTrueLiteral</text:span><text:span text:style-name="T4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Vérifie si l'élément[UElement] est un littéral booléen " vrai ".</text:p>
            <text:p text:style-name="P6"><text:s/>Retourne <text:span text:style-name="T16">vrai</text:span> si le récepteur est un littéral booléen " vrai ", <text:span text:style-name="T16">faux</text:span>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FalseLiteral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Vérifie si l'élément[UElement] est un littéral booléen "faux".</text:p>
            <text:p text:style-name="P6">Retourne vrai si le récepteur est un littéral booléen "faux"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StringLiteral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<text:s/>Vérifie si l'élément[UElement] est un littéral[String].</text:p>
            <text:p text:style-name="P6">Retourne vrai si le récepteur est un[String] littéral, faux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?.</text:span><text:span text:style-name="T7">isInjectionHost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Vérifie si l'[Élément] est un détenteur de[PsiLanguageInjectionHost].</text:p>
            <text:p text:style-name="P6">NOTE : C'est une fonction transitoire jusqu'à ce que tout migre vers[UInjectionHost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getValueIfStringLiteral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<text:s/>Renvoie la valeur littérale[String].</text:p>
            <text:p text:style-name="P6"><text:s/>Retourne le texte littéral si le destinataire est un destinataire valide[String] littéral, null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NumberLiteral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<text:s/>Vérifie si l'élément[UElement] est un[Nombre] littéral (Entier, Long, Flottant, Double, etc.).</text:p>
            <text:p text:style-name="P6"><text:soft-page-break/>Retourne true si le récepteur est un[Nombre] littéral, false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isIntegralLiteral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<text:s/>Vérifie si l'élément[UElement] est un littéral intégral (est un[Entier],[Long],[Court],[Caractère] ou[Octet]).</text:p>
            <text:p text:style-name="P6"><text:s/>Retourne true si le récepteur est un entier littéral, false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LiteralExpression.</text:span><text:span text:style-name="T7">getLongValue</text:span><text:span text:style-name="T3">()</text:span> </text:p>
          </table:table-cell>
          <table:table-cell table:style-name="Tableau1.A2" office:value-type="string">
            <text:p text:style-name="P20">Aucun</text:p>
          </table:table-cell>
          <table:table-cell table:style-name="Tableau1.A2" office:value-type="string">
            <text:p text:style-name="P20">Boolean</text:p>
          </table:table-cell>
          <table:table-cell table:style-name="Tableau1.E2" office:value-type="string">
            <text:p text:style-name="P6">Renvoie la valeur intégrale du littéral.</text:p>
            <text:p text:style-name="P6">renvoie une représentation longue de la valeur de l'expression littérale,</text:p>
            <text:p text:style-name="P6"><text:s/>0 si l'expression littérale du récepteur n'est pas intégrale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unwrapPolyadic</text:span><text:span text:style-name="T3">(uElement</text:span><text:span text:style-name="T10">:</text:span><text:span text:style-name="T5"> </text:span><text:span text:style-name="T7">UExpression</text:span><text:span text:style-name="T3">)</text:span> </text:p>
          </table:table-cell>
          <table:table-cell table:style-name="Tableau1.A2" office:value-type="string">
            <text:p text:style-name="P7"><text:span text:style-name="T3">uElement</text:span><text:span text:style-name="T10">:</text:span><text:span text:style-name="T5"> </text:span><text:span text:style-name="T7">UExpression</text:span></text:p>
          </table:table-cell>
          <table:table-cell table:style-name="Tableau1.A2" office:value-type="string">
            <text:p text:style-name="P6"><text:span text:style-name="T7">UExpression</text:span> 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21">uast/qualifiedUtils</text:p>
          </table:table-cell>
          <table:table-cell table:style-name="Tableau1.A2" office:value-type="string">
            <text:p text:style-name="P6"><text:span text:style-name="T3">UExpression.</text:span><text:span text:style-name="T7">getQualifiedParentOrThis</text:span><text:span text:style-name="T3">()</text:span> </text:p>
          </table:table-cell>
          <table:table-cell table:style-name="Tableau1.A2" office:value-type="string">
            <text:p text:style-name="P21">Aucun</text:p>
          </table:table-cell>
          <table:table-cell table:style-name="Tableau1.A2" office:value-type="string">
            <text:p text:style-name="P8"><text:span text:style-name="T7">UExpression</text:span></text:p>
          </table:table-cell>
          <table:table-cell table:style-name="Tableau1.E2" office:value-type="string">
            <text:p text:style-name="P6">Obtenir l'expression qualifiée parent la plus élevée pour l'expression d'appel.</text:p>
            <text:p text:style-name="P6">Retourne contenant l'expression qualifiée si l'appel est un enfant de l'expression qualifiée, appeler l'élément sin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asQualifiedPath</text:span><text:span text:style-name="T3">()</text:span> </text:p>
          </table:table-cell>
          <table:table-cell table:style-name="Tableau1.A2" office:value-type="string">
            <text:p text:style-name="P21">Aucun</text:p>
          </table:table-cell>
          <table:table-cell table:style-name="Tableau1.A2" office:value-type="string">
            <text:p text:style-name="P6"><text:span text:style-name="T11">List</text:span><text:span text:style-name="T3">&lt;</text:span><text:span text:style-name="T11">String</text:span><text:span text:style-name="T3">&gt;?</text:span> 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?.</text:span><text:span text:style-name="T7">getQualifiedChain</text:span><text:span text:style-name="T3">()</text:span> </text:p>
          </table:table-cell>
          <table:table-cell table:style-name="Tableau1.A2" office:value-type="string">
            <text:p text:style-name="P21">Aucun</text:p>
          </table:table-cell>
          <table:table-cell table:style-name="Tableau1.A2" office:value-type="string">
            <text:p text:style-name="P6"><text:span text:style-name="T11">List</text:span><text:span text:style-name="T3">&lt;</text:span><text:span text:style-name="T7">UExpression</text:span><text:span text:style-name="T3">&gt;</text:span> </text:p>
          </table:table-cell>
          <table:table-cell table:style-name="Tableau1.E2" office:value-type="string">
            <text:p text:style-name="P6">Retourne la liste des expressions qualifiées.</text:p>
            <text:p text:style-name="P6">Retourne la liste des expressions qualifiées, ou la liste vide si l'expression reçue n'est pas une expression qualifiée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getOutermostQualified</text:span><text:span text:style-name="T3">()</text:span> </text:p>
          </table:table-cell>
          <table:table-cell table:style-name="Tableau1.A2" office:value-type="string">
            <text:p text:style-name="P21">Aucun</text:p>
          </table:table-cell>
          <table:table-cell table:style-name="Tableau1.A2" office:value-type="string">
            <text:p text:style-name="P6"><text:span text:style-name="T7">UQualifiedReferenceExpression?</text:span> </text:p>
          </table:table-cell>
          <table:table-cell table:style-name="Tableau1.E2" office:value-type="string">
            <text:p text:style-name="P6"><text:s/>Return the outermost qualified expression.</text:p>
            <text:p text:style-name="P6"><text:s/>@return the outermost qualified expression, this element if the parent expression is not a qualified expression, or null if the element is not a qualified expressi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2"><text:span text:style-name="T3">UExpression.</text:span><text:span text:style-name="T7">matchesQualified</text:span><text:span text:style-name="T3">(fqName</text:span><text:span text:style-name="T10">:</text:span><text:span text:style-name="T5"> </text:span><text:span text:style-name="T11">String</text:span><text:span text:style-name="T3">)</text:span> </text:p>
          </table:table-cell>
          <table:table-cell table:style-name="Tableau1.A2" office:value-type="string">
            <text:p text:style-name="P13"><text:span text:style-name="T3">fqName</text:span><text:span text:style-name="T10">:</text:span><text:span text:style-name="T5"> </text:span><text:span text:style-name="T11">String</text:span></text:p>
          </table:table-cell>
          <table:table-cell table:style-name="Tableau1.A2" office:value-type="string">
            <text:p text:style-name="P21">Boolean</text:p>
          </table:table-cell>
          <table:table-cell table:style-name="Tableau1.E2" office:value-type="string">
            <text:p text:style-name="P6"><text:s/>Vérifie si l'expression reçue est une chaîne d'identificateurs qualifiés, et le trailing une <text:soft-page-break/>partie de cette chaîne est[fqName].</text:p>
            <text:p text:style-name="P6"><text:s/>param fqqNommez la partie de la chaîne à vérifier. Séquence d'identificateurs, séparés par des points ('.'). Exemple : "com.example".</text:p>
            <text:p text:style-name="P6"><text:s/>retourne true, si l'expression reçue est une chaîne d'identificateurs qualifiée, et que la partie arrière de cette chaîne est[fqName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startsWithQualified</text:span><text:span text:style-name="T3">(fqName</text:span><text:span text:style-name="T10">:</text:span><text:span text:style-name="T5"> </text:span><text:span text:style-name="T11">String</text:span><text:span text:style-name="T3">)</text:span> </text:p>
          </table:table-cell>
          <table:table-cell table:style-name="Tableau1.A2" office:value-type="string">
            <text:p text:style-name="P8"><text:span text:style-name="T3">fqName</text:span><text:span text:style-name="T10">:</text:span><text:span text:style-name="T5"> </text:span><text:span text:style-name="T11">String</text:span></text:p>
          </table:table-cell>
          <table:table-cell table:style-name="Tableau1.A2" office:value-type="string">
            <text:p text:style-name="P21">Boolean</text:p>
          </table:table-cell>
          <table:table-cell table:style-name="Tableau1.E2" office:value-type="string">
            <text:p text:style-name="P6"><text:s/>Vérifie si l'expression reçue est une chaîne d'identificateurs qualifiée, et la partie principale de cette chaîne est[fqName].</text:p>
            <text:p text:style-name="P6"><text:s/>param fqqNommez la partie de la chaîne à vérifier. Séquence d'identificateurs, séparés par des points ('.'). Exemple : "com.example".@retourne true, si l'expression reçue est une chaîne d'identificateurs qualifiés, et la partie principale de cette chaîne est[fqName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xpression.</text:span><text:span text:style-name="T7">endsWithQualified</text:span><text:span text:style-name="T3">(fqName</text:span><text:span text:style-name="T10">:</text:span><text:span text:style-name="T5"> </text:span><text:span text:style-name="T11">String</text:span><text:span text:style-name="T3">)</text:span> </text:p>
          </table:table-cell>
          <table:table-cell table:style-name="Tableau1.A2" office:value-type="string">
            <text:p text:style-name="P8"><text:span text:style-name="T3">fqName</text:span><text:span text:style-name="T10">:</text:span><text:span text:style-name="T5"> </text:span><text:span text:style-name="T11">String</text:span></text:p>
          </table:table-cell>
          <table:table-cell table:style-name="Tableau1.A2" office:value-type="string">
            <text:p text:style-name="P21">Boolean</text:p>
          </table:table-cell>
          <table:table-cell table:style-name="Tableau1.E2" office:value-type="string">
            <text:p text:style-name="P6"><text:s/>Vérifie si l'expression reçue est une chaîne d'identificateurs qualifiée, et la partie arrière de cette chaîne est[fqName].</text:p>
            <text:p text:style-name="P6"><text:s text:c="2"/>param fqqNommez la partie de la chaîne à vérifier. Séquence d'identificateurs, séparés par des points ('.'). Exemple : "com.example".@retourne true, si l'expression reçue est une chaîne d'identificateurs qualifiés, et que la partie arrière de cette chaîne est[fqName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3">UElement.</text:span><text:span text:style-name="T7">asRecursiveLogString</text:span><text:span text:style-name="T3">(render</text:span><text:span text:style-name="T10">:</text:span><text:span text:style-name="T5"> </text:span><text:span text:style-name="T3">(</text:span><text:span text:style-name="T7">UElement</text:span><text:span text:style-name="T3">) </text:span><text:span text:style-name="T10">-&gt;</text:span><text:span text:style-name="T5"> </text:span><text:span text:style-name="T11">String</text:span><text:span text:style-name="T5"> </text:span><text:span text:style-name="T10">=</text:span><text:span text:style-name="T5"> </text:span><text:span text:style-name="T3">{ it.asLogString() })</text:span> </text:p>
          </table:table-cell>
          <table:table-cell table:style-name="Tableau1.A2" office:value-type="string">
            <text:p text:style-name="P8"><text:span text:style-name="T3">render</text:span><text:span text:style-name="T10">:</text:span><text:span text:style-name="T5"> </text:span><text:span text:style-name="T3">(</text:span><text:span text:style-name="T7">UElement</text:span><text:span text:style-name="T3">) </text:span><text:span text:style-name="T10">-&gt;</text:span><text:span text:style-name="T5"> </text:span><text:span text:style-name="T11">String</text:span><text:span text:style-name="T5"> </text:span><text:span text:style-name="T10">=</text:span><text:span text:style-name="T5"> </text:span><text:span text:style-name="T3">{ it.asLogString() }</text:span></text:p>
          </table:table-cell>
          <table:table-cell table:style-name="Tableau1.A2" office:value-type="string">
            <text:p text:style-name="P6"><text:span text:style-name="T11">String</text:span> 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MainMethodClass</text:span><text:span text:style-name="T3">(uMainMethod</text:span><text:span text:style-name="T10">:</text:span><text:span text:style-name="T5"> </text:span><text:span text:style-name="T7">UMethod</text:span><text:span text:style-name="T3">)</text:span> </text:p>
          </table:table-cell>
          <table:table-cell table:style-name="Tableau1.A2" office:value-type="string">
            <text:p text:style-name="P9"><text:span text:style-name="T3">uMainMethod</text:span><text:soft-page-break/><text:span text:style-name="T10">:</text:span><text:span text:style-name="T5"> </text:span><text:span text:style-name="T7">UMethod</text:span></text:p>
          </table:table-cell>
          <table:table-cell table:style-name="Tableau1.A2" office:value-type="string">
            <text:p text:style-name="P6"><text:span text:style-name="T7">PsiClass?</text:span><text:span text:style-name="T5"> </text:span></text:p>
          </table:table-cell>
          <table:table-cell table:style-name="Tableau1.E2" office:value-type="string">
            <text:p text:style-name="P6">La méthode @return contient la classe si la <text:soft-page-break/>méthode donnée est la méthode principale,</text:p>
            <text:p text:style-name="P6"><text:s/>ou la classe contenant l'objet compagnon si la méthode donnée est la méthode principale annotée avec[kotlin.jvm.Jvm.JvmStatic] dans l'objet compagnon,</text:p>
            <text:p text:style-name="P6"><text:s/>sinon *null*.</text:p>
          </table:table-cell>
        </table:table-row>
        <table:table-row>
          <table:table-cell table:style-name="Tableau1.A2" office:value-type="string">
            <text:p text:style-name="P22">uast/UAnnotationUtils</text:p>
          </table:table-cell>
          <table:table-cell table:style-name="Tableau1.A2" office:value-type="string">
            <text:p text:style-name="P6"><text:span text:style-name="T7">getNameElement</text:span><text:span text:style-name="T3">(uElement</text:span><text:span text:style-name="T10">:</text:span><text:span text:style-name="T5"> </text:span><text:span text:style-name="T7">UElement?</text:span><text:span text:style-name="T3">)</text:span> </text:p>
          </table:table-cell>
          <table:table-cell table:style-name="Tableau1.A2" office:value-type="string">
            <text:p text:style-name="P9"><text:span text:style-name="T3">uElement</text:span><text:span text:style-name="T10">:</text:span><text:span text:style-name="T5"> </text:span><text:span text:style-name="T7">UElement?</text:span></text:p>
          </table:table-cell>
          <table:table-cell table:style-name="Tableau1.A2" office:value-type="string">
            <text:p text:style-name="P6"><text:span text:style-name="T7">PsiElement?</text:span> </text:p>
          </table:table-cell>
          <table:table-cell table:style-name="Tableau1.E2" office:value-type="string">
            <text:p text:style-name="P6"><text:s/>retourne un élément de nom d'annotation (identificateur) pour l'entrée d'annotation.</text:p>
            <text:p text:style-name="P6"><text:s/>Considère non seulement les annotations directes[UAnnotation] mais aussi les annotations imbriquées, qui ne sont pas toujours converties en[UAnnotation]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IdentifierAnnotationOwner</text:span><text:span text:style-name="T3">(identifier</text:span><text:span text:style-name="T10">:</text:span><text:span text:style-name="T5"> </text:span><text:span text:style-name="T7">PsiElement</text:span><text:span text:style-name="T3">)</text:span> </text:p>
          </table:table-cell>
          <table:table-cell table:style-name="Tableau1.A2" office:value-type="string">
            <text:p text:style-name="P9"><text:span text:style-name="T3">identifier</text:span><text:span text:style-name="T10">:</text:span><text:span text:style-name="T5"> </text:span><text:span text:style-name="T7">PsiElement</text:span></text:p>
          </table:table-cell>
          <table:table-cell table:style-name="Tableau1.A2" office:value-type="string">
            <text:p text:style-name="P6"><text:span text:style-name="T7">UDeclaration?</text:span> </text:p>
          </table:table-cell>
          <table:table-cell table:style-name="Tableau1.E2" office:value-type="string">
            <text:p text:style-name="P6"><text:s/>identificateur @param un élément d'identificateur qui se produit dans l'annotation, y compris les annotations imbriquées dans les annotations (par exemple, comme attribut de valeur).</text:p>
            <text:p text:style-name="P6"><text:s/>L'élément passé doit pouvoir être converti en[UIdentifier].</text:p>
            <text:p text:style-name="P6"><text:s/>Retourne une[UDeclaration] à laquelle une annotation complète appartient ou `null' si l'argument donné n'est pas un identifiant dans l'annotation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UParentForAnnotationIdentifier</text:span><text:span text:style-name="T3">(identifier</text:span><text:span text:style-name="T10">:</text:span><text:span text:style-name="T5"> </text:span><text:span text:style-name="T7">PsiElement</text:span><text:span text:style-name="T3">)</text:span> </text:p>
          </table:table-cell>
          <table:table-cell table:style-name="Tableau1.A2" office:value-type="string">
            <text:p text:style-name="P9"><text:span text:style-name="T3">identifier</text:span><text:span text:style-name="T10">:</text:span><text:span text:style-name="T5"> </text:span><text:span text:style-name="T7">PsiElement</text:span></text:p>
          </table:table-cell>
          <table:table-cell table:style-name="Tableau1.A2" office:value-type="string">
            <text:p text:style-name="P6"><text:span text:style-name="T7">UElement?</text:span> </text:p>
          </table:table-cell>
          <table:table-cell table:style-name="Tableau1.E2" office:value-type="string">
            <text:p text:style-name="P6"><text:s/>identificateur @param un élément d'identificateur qui se produit dans l'annotation, y compris les annotations imbriquées dans les annotations (par exemple, comme attribut de valeur).<text:line-break/> <text:s/>L'élément passé doit pouvoir être converti en[UIdentifier].<text:line-break/> retourne un propriétaire de type annotation de l'identifiant passé.<text:line-break/>Le résultat pourrait être :<text:line-break/><text:soft-page-break/> <text:s/>- an[UAnnotation] s'il s'agit d'une annotation racine<text:line-break/> - an[UCallExpression] si c'est une annotation imbriquée<text:line-break/> - un autre[UElement] si quelque chose d'étrange se passe (code invalide par exemple)<text:line-break/>- null " si l'argument donné n'est pas un identificateur dans l'annotation.<text:line-break/><text:line-break/><text:line-break/>Traduit avec www.DeepL.com/Translator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ContainingUAnnotationEntry</text:span><text:span text:style-name="T3">(uElement</text:span><text:span text:style-name="T10">:</text:span><text:span text:style-name="T5"> </text:span><text:span text:style-name="T7">UElement?</text:span><text:span text:style-name="T3">)</text:span> </text:p>
          </table:table-cell>
          <table:table-cell table:style-name="Tableau1.A2" office:value-type="string">
            <text:p text:style-name="P9"><text:span text:style-name="T3">uElement</text:span><text:span text:style-name="T10">:</text:span><text:span text:style-name="T5"> </text:span><text:span text:style-name="T7">UElement?</text:span></text:p>
          </table:table-cell>
          <table:table-cell table:style-name="Tableau1.A2" office:value-type="string">
            <text:p text:style-name="P6"><text:span text:style-name="T7">Pair</text:span><text:span text:style-name="T3">&lt;</text:span><text:span text:style-name="T7">UAnnotation</text:span><text:span text:style-name="T3">, </text:span><text:span text:style-name="T11">String?</text:span><text:span text:style-name="T3">&gt;?</text:span> </text:p>
          </table:table-cell>
          <table:table-cell table:style-name="Tableau1.E2" office:value-type="string">
            <text:p text:style-name="P6"><text:s/>uElément un élément qui se produit dans l'annotation</text:p>
            <text:p text:style-name="P6"><text:s/>Retourne l'annotation dans laquelle cet élément apparaît et un nom de paramètre correspondant si disponible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getContainingAnnotationEntry</text:span><text:span text:style-name="T3">(uElement</text:span><text:span text:style-name="T10">:</text:span><text:span text:style-name="T5"> </text:span><text:span text:style-name="T7">UElement?</text:span><text:span text:style-name="T3">)</text:span> </text:p>
          </table:table-cell>
          <table:table-cell table:style-name="Tableau1.A2" office:value-type="string">
            <text:p text:style-name="P9"><text:span text:style-name="T3">uElement</text:span><text:span text:style-name="T10">:</text:span><text:span text:style-name="T5"> </text:span><text:span text:style-name="T7">UElement?</text:span></text:p>
          </table:table-cell>
          <table:table-cell table:style-name="Tableau1.A2" office:value-type="string">
            <text:p text:style-name="P6"><text:span text:style-name="T7">Pair</text:span><text:span text:style-name="T3">&lt;</text:span><text:span text:style-name="T7">PsiAnnotation</text:span><text:span text:style-name="T3">, </text:span><text:span text:style-name="T11">String?</text:span><text:span text:style-name="T3">&gt;?</text:span> 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<text:span text:style-name="T7">isResolvedToAnnotation</text:span><text:span text:style-name="T3">(reference</text:span><text:span text:style-name="T10">:</text:span><text:span text:style-name="T5"> </text:span><text:span text:style-name="T7">UReferenceExpression?</text:span><text:span text:style-name="T3">) </text:span></text:p>
          </table:table-cell>
          <table:table-cell table:style-name="Tableau1.A2" office:value-type="string">
            <text:p text:style-name="P9"><text:span text:style-name="T3">reference</text:span><text:span text:style-name="T10">:</text:span><text:span text:style-name="T5"> </text:span><text:span text:style-name="T7">UReferenceExpression?</text:span></text:p>
          </table:table-cell>
          <table:table-cell table:style-name="Tableau1.A2" office:value-type="string">
            <text:p text:style-name="P22">Aucun</text:p>
          </table:table-cell>
          <table:table-cell table:style-name="Tableau1.E2" office:value-type="string">
            <text:p text:style-name="P6">?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9:24:54.993000000</meta:creation-date>
    <dc:date>2019-03-24T17:15:01.383000000</dc:date>
    <meta:editing-duration>PT1H18M6S</meta:editing-duration>
    <meta:editing-cycles>9</meta:editing-cycles>
    <meta:generator>LibreOffice/6.1.5.2$Windows_X86_64 LibreOffice_project/90f8dcf33c87b3705e78202e3df5142b201bd805</meta:generator>
    <meta:document-statistic meta:table-count="1" meta:image-count="0" meta:object-count="0" meta:page-count="9" meta:paragraph-count="177" meta:word-count="982" meta:character-count="8089" meta:non-whitespace-character-count="7197"/>
  </office:meta>
</office:document-meta>
</file>